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bold" officeooo:rsid="001bd0d4" officeooo:paragraph-rsid="001bd0d4" style:font-weight-asian="bold" style:font-weight-complex="bold"/>
    </style:style>
    <style:style style:name="P7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8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9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10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1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2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3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4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5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6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7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8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9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20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1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2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P23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24" style:family="paragraph" style:parent-style-name="Standard">
      <style:text-properties fo:font-weight="normal" officeooo:rsid="001caf96" officeooo:paragraph-rsid="001caf96" style:font-weight-asian="normal" style:font-weight-complex="normal"/>
    </style:style>
    <style:style style:name="P25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6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1d8e55" officeooo:paragraph-rsid="001d8e55" fo:background-color="transparen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color="#000000" style:font-name="Droid Sans Mono" fo:font-size="10.5pt" fo:font-weight="normal" officeooo:rsid="002373fa" officeooo:paragraph-rsid="002373fa" fo:background-color="transparent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caf96" officeooo:paragraph-rsid="001caf96" fo:background-color="transparent" style:font-weight-asian="normal" style:font-weight-complex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1f895e" officeooo:paragraph-rsid="001f895e" fo:background-color="transparent" style:font-weight-asian="normal" style:font-weight-complex="normal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47c7" officeooo:paragraph-rsid="002147c7" fo:background-color="transparent" style:font-weight-asian="normal" style:font-weight-complex="normal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373fa" officeooo:paragraph-rsid="002373fa" fo:background-color="transparent" style:font-weight-asian="normal" style:font-weight-complex="normal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4c2e3" officeooo:paragraph-rsid="0024c2e3" fo:background-color="transparent" style:font-weight-asian="normal" style:font-weight-complex="normal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6504a" officeooo:paragraph-rsid="0026504a" fo:background-color="transparent" style:font-weight-asian="normal" style:font-weight-complex="normal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a8099" officeooo:paragraph-rsid="002a8099" fo:background-color="transparent" style:font-weight-asian="normal" style:font-weight-complex="normal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d0633" officeooo:paragraph-rsid="002d0633" fo:background-color="transparent" style:font-weight-asian="normal" style:font-weight-complex="normal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24f25" officeooo:paragraph-rsid="00224f25" fo:background-color="transparent" style:font-weight-asian="bold" style:font-weight-complex="bold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a8099" officeooo:paragraph-rsid="002a8099" fo:background-color="transparent" style:font-weight-asian="bold" style:font-weight-complex="bold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ad5f8" officeooo:paragraph-rsid="002ad5f8" fo:background-color="transparent" style:font-weight-asian="bold" style:font-weight-complex="bold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fo:color="#000000" fo:font-weight="bold" officeooo:rsid="002d0644" officeooo:paragraph-rsid="002d0644" fo:background-color="transparent" style:font-weight-asian="bold" style:font-weight-complex="bold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d0644" officeooo:paragraph-rsid="002d0644" fo:background-color="transparent" style:font-weight-asian="normal" style:font-weight-complex="normal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ad5f8" officeooo:paragraph-rsid="002ad5f8" fo:background-color="transparent" style:font-weight-asian="normal" style:font-weight-complex="normal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fo:color="#000000" fo:font-weight="normal" officeooo:rsid="002e87a9" officeooo:paragraph-rsid="002e87a9" fo:background-color="transparent" style:font-weight-asian="normal" style:font-weight-complex="normal"/>
    </style:style>
    <style:style style:name="T1" style:family="text">
      <style:text-properties officeooo:rsid="0006d153"/>
    </style:style>
    <style:style style:name="T2" style:family="text">
      <style:text-properties officeooo:rsid="00269409"/>
    </style:style>
    <style:style style:name="T3" style:family="text">
      <style:text-properties officeooo:rsid="00292b84"/>
    </style:style>
    <style:style style:name="T4" style:family="text">
      <style:text-properties officeooo:rsid="002ad5f8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25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7"/>
      <text:p text:style-name="P27">sudo apt-get install sbt</text:p>
      <text:p text:style-name="P5">Visual Studio Code</text:p>
      <text:p text:style-name="P1"/>
      <text:p text:style-name="P7">- Instalar la extensión Scala(Metals) en el Visual Studio Code.</text:p>
      <text:p text:style-name="P7"/>
      <text:p text:style-name="P8">Ver las instrucciones en <text:a xlink:type="simple" xlink:href="https://www.scala-sbt.org/0.13/docs/Hello.html">https://www.scala-sbt.org/0.13/docs/Hello.html</text:a></text:p>
      <text:p text:style-name="P8"/>
      <text:p text:style-name="P26"><text:span text:style-name="Source_20_Text">$ sbt new sbt/scala-seed.g8</text:span></text:p>
      <text:p text:style-name="P9">(para crear un proyecto sbt <text:span text:style-name="T1">básico</text:span>)</text:p>
      <text:p text:style-name="P9"/>
      <text:p text:style-name="P22">El archivo sbt básico del “build.sbt” puede ser:</text:p>
      <text:p text:style-name="P22"/>
      <text:p text:style-name="P22"/>
      <text:p text:style-name="P9"/>
      <text:p text:style-name="P9">En el directorio del proyecto, hacer</text:p>
      <text:p text:style-name="P9">$ sbt</text:p>
      <text:p text:style-name="P9">run</text:p>
      <text:p text:style-name="P9">para correrlo...</text:p>
      <text:p text:style-name="P9"/>
      <text:p text:style-name="P10">Desde el Visual Studio Code, hacer “Open Folder” y elegir la carpeta del proyecto. Saldrá una ventana preguntando si se desea importar el sbt project en el VS Code, decir que sí.</text:p>
      <text:p text:style-name="P10"/>
      <text:p text:style-name="P11">Puede llegar a requerir un tiempo..</text:p>
      <text:p text:style-name="P11"/>
      <text:p text:style-name="P12">Desde el Visual Studio Code, generar una terminal. Desde ahí, hacer </text:p>
      <text:p text:style-name="P12">sbt</text:p>
      <text:p text:style-name="P12"/>
      <text:p text:style-name="P12">y luego</text:p>
      <text:p text:style-name="P12">run</text:p>
      <text:p text:style-name="P12"/>
      <text:p text:style-name="P17">O directamente, </text:p>
      <text:p text:style-name="P17">sbt run</text:p>
      <text:p text:style-name="P21">(es lento correr el sbt, así que esto no se recomienda desde la consola)</text:p>
      <text:p text:style-name="P12"/>
      <text:p text:style-name="P3">Scala IDE</text:p>
      <text:p text:style-name="P3"/>
      <text:p text:style-name="P15">Agregar librerías:</text:p>
      <text:p text:style-name="P15"/>
      <text:p text:style-name="P15">Project → Properties → Java Build Path → Tab “Libraries”.</text:p>
      <text:p text:style-name="P12"/>
      <text:p text:style-name="P12"/>
      <text:p text:style-name="P16">Agregar un paquete::</text:p>
      <text:p text:style-name="P16"><text:soft-page-break/></text:p>
      <text:p text:style-name="P16">Hacerlo como agregar “Folder” en la carpeta “src”, no hacer lo de package.</text:p>
      <text:p text:style-name="P12"/>
      <text:p text:style-name="P4">IntelliJ Idea</text:p>
      <text:p text:style-name="P4"/>
      <text:p text:style-name="P18">Al instalarlo, instalar también el Scala.</text:p>
      <text:p text:style-name="P18">Hacer un nuevo proyecto, ir a la izquierda y elegir “Scala”, y a la derecha marcar “sbt project (recommended)”. Proseguir con eso.</text:p>
      <text:p text:style-name="P18">Esperar al crear proyecto scala que se ejecuten los background projects</text:p>
      <text:p text:style-name="P12"/>
      <text:p text:style-name="P19">A veces, para que ande bien es necesario restartear el Idea.</text:p>
      <text:p text:style-name="P12"/>
      <text:p text:style-name="P20">Build project, tira excepción...</text:p>
      <text:p text:style-name="P20"/>
      <text:p text:style-name="P20">Luego Run.</text:p>
      <text:p text:style-name="P12"/>
      <text:p text:style-name="P2">Preguntas</text:p>
      <text:p text:style-name="P13">¿Cómo sabe qué archivo correr de todos los del proyecto?</text:p>
      <text:p text:style-name="P14">Debe ser por los objetos que extienden “App”, que los hace ejecutables.</text:p>
      <text:p text:style-name="P14"/>
      <text:p text:style-name="P23">Uso de consola de scala en el “sbt”: ejecutar “console” dentro de la consola del sbt.</text:p>
      <text:p text:style-name="P23"/>
      <text:p text:style-name="P6">Agregar dependencias en el build.sbt</text:p>
      <text:p text:style-name="P6"/>
      <text:p text:style-name="P24">Ejemplo:</text:p>
      <text:p text:style-name="P28">lazy val root = (project in file(".")) </text:p>
      <text:p text:style-name="P28">.settings( </text:p>
      <text:p text:style-name="P28"><text:tab/>name := "SparkTest", </text:p>
      <text:p text:style-name="P28"><text:tab/>libraryDependencies += scalaTest % Test, </text:p>
      <text:p text:style-name="P28"><text:tab/>libraryDependencies += "org.apache.spark" %% "spark-core" % "2.4.3", </text:p>
      <text:p text:style-name="P28"><text:tab/>libraryDependencies += "org.apache.spark" %% "spark-mllib" % "2.4.3", </text:p>
      <text:p text:style-name="P28">) </text:p>
      <text:p text:style-name="P30"/>
      <text:p text:style-name="P31">Salir del sbt, ejecutar sbt y hacer “compile”.</text:p>
      <text:p text:style-name="P31"/>
      <text:p text:style-name="P32">Puede llegar a tardar algo en el “Updating”, capaz que ahí está bajando todo.</text:p>
      <text:p text:style-name="P33">Cerrar y reiniciar el Visual Studio Code, saldrá un cartel para resincronizar el build.sbt con el Metals, darle ok.</text:p>
      <text:p text:style-name="P33"/>
      <text:p text:style-name="P38">Si no anda, cerrar VS Code, borrar el directorio .metals (oculto, ctrl+h para revelarlo) en el directorio del proyecto y volver a abrir para promptear la importación a Metals otra vez.</text:p>
      <text:p text:style-name="P33"/>
      <text:p text:style-name="P39">Haciendo andar Spark con SBT/Visual Studio Code</text:p>
      <text:p text:style-name="P39"/>
      <text:p text:style-name="P34">Crear archivo “project/plugins.sbt” con este contenido:</text:p>
      <text:p text:style-name="P29"/>
      <text:p text:style-name="P29">addSbtPlugin("com.eed3si9n" % "sbt-assembly" % "0.14.10")</text:p>
      <text:p text:style-name="P34"/>
      <text:p text:style-name="P35">task “assembly”, igual ahora está tirando error.</text:p>
      <text:p text:style-name="P35"/>
      <text:p text:style-name="P35"/>
      <text:p text:style-name="P36">NO ANDUVO ESO.</text:p>
      <text:p text:style-name="P36"/>
      <text:p text:style-name="P36"><text:soft-page-break/>Otra alternativa.</text:p>
      <text:p text:style-name="P36">Desde sbt, correr “<text:span text:style-name="T3">clean”, </text:span>“compile” y “package”. <text:span text:style-name="T2">Se genera un .jar en la carpeta target/scala_xxx. </text:span><text:s/>Luego, desde una terminal correr “spark-submit” (se debe haber bajado el Spark aparte). </text:p>
      <text:p text:style-name="P36"/>
      <text:p text:style-name="P37">Se arregló problema con Spark.</text:p>
      <text:p text:style-name="P40">Problema: <text:span text:style-name="T4">Al ejecutar una transformación sobre un RDD (por ejemplo, un filter o un map), luego cualquier acción que venga después colgará el proceso, no terminará nunca.</text:span></text:p>
      <text:p text:style-name="P41">Solución: <text:span text:style-name="T5">en el build.sbt, cambiar la versión de Scala de la 2.12.8 a la 2.11.12 (menos que eso y no anda el Metals del Visual Studio Code).</text:span></text:p>
      <text:p text:style-name="P41"/>
      <text:p text:style-name="P41"/>
      <text:p text:style-name="P42">Visual Studio Code y Spark</text:p>
      <text:p text:style-name="P42"/>
      <text:p text:style-name="P43">Desde la terminal, correr “sbt run” y NO hacer “sbt” y luego “run” (que es lo usualmente recomendado), ya que después hay excepciones por falta de memoria.</text:p>
      <text:p text:style-name="P43"/>
      <text:p text:style-name="P44"/>
      <text:p text:style-name="P44"/>
      <text:p text:style-name="P45">Conviene leer libro de Hien Luu (aunque sea hasta chapter 4) antes de arrancar con el libro de Rezaul Karim.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9T23:19:58.553250697</dc:date>
    <dc:creator>lbali </dc:creator>
    <meta:editing-duration>PT1H6M56S</meta:editing-duration>
    <meta:editing-cycles>43</meta:editing-cycles>
    <meta:document-statistic meta:table-count="0" meta:image-count="0" meta:object-count="0" meta:page-count="3" meta:paragraph-count="66" meta:word-count="550" meta:character-count="3501" meta:non-whitespace-character-count="3004"/>
  </office:meta>
</office:document-meta>
</file>